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3.81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2.75mm"/>
    </style:style>
    <style:style style:name="co1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21.7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22.49mm"/>
    </style:style>
    <style:style style:name="co17" style:family="table-column">
      <style:table-column-properties fo:break-before="auto" style:column-width="34.13mm"/>
    </style:style>
    <style:style style:name="co18" style:family="table-column">
      <style:table-column-properties fo:break-before="auto" style:column-width="26.63mm"/>
    </style:style>
    <style:style style:name="co19" style:family="table-column">
      <style:table-column-properties fo:break-before="auto" style:column-width="29.76mm"/>
    </style:style>
    <style:style style:name="co20" style:family="table-column">
      <style:table-column-properties fo:break-before="auto" style:column-width="27.15mm"/>
    </style:style>
    <style:style style:name="ro5" style:family="table-row">
      <style:table-row-properties style:row-height="16.9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2" style:family="table-cell" style:parent-style-name="Vírgula" style:data-style-name="N114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8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0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1" style:family="table-cell" style:parent-style-name="Porcentagem" style:data-style-name="N11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2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3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4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5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6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7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9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0">
      <style:table-cell-properties fo:background-color="#d9e1f2" fo:border="2.01pt solid #000000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4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5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0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7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8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1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62" style:family="table-cell" style:parent-style-name="Default" style:data-style-name="N0"/>
    <style:style style:name="ce63" style:family="table-cell" style:parent-style-name="Vírgula" style:data-style-name="N111"/>
    <style:style style:name="ce64" style:family="table-cell" style:parent-style-name="Default" style:data-style-name="N0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Planilha1" table:style-name="ta5">
        <table:table-column table:style-name="co6" table:default-cell-style-name="ce40"/>
        <table:table-column table:style-name="co11" table:default-cell-style-name="ce48"/>
        <table:table-column table:style-name="co12" table:number-columns-repeated="2" table:default-cell-style-name="ce48"/>
        <table:table-column table:style-name="co13" table:default-cell-style-name="ce40"/>
        <table:table-column table:style-name="co15" table:default-cell-style-name="ce40"/>
        <table:table-column table:style-name="co16" table:default-cell-style-name="ce40"/>
        <table:table-column table:style-name="co7" table:number-columns-repeated="1017" table:default-cell-style-name="ce40"/>
        <table:table-row table:style-name="ro10">
          <table:table-cell table:style-name="ce34" office:value-type="string" calcext:value-type="string">
            <text:p>Ar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>
            <draw:frame table:end-cell-address="Planilha1.P14" table:end-x="12.54mm" table:end-y="2.71mm" draw:z-index="0" draw:name="Gráfico 1" draw:style-name="gr1" svg:width="181.19mm" svg:height="76.01mm" svg:x="6.24mm" svg:y="5.03mm">
              <loext:p draw:notify-on-update-of-ranges="Planilha1.A2:Planilha1.A37 Planilha1.C1:Planilha1.C1 Planilha1.C2:Planilha1.C37 Planilha1.D1:Planilha1.D1 Planilha1.D2:Planilha1.D3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4" calcext:value-type="float">
            <text:p>3764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621679064825" calcext:value-type="float">
            <text:p>1,91 </text:p>
          </table:table-cell>
          <table:table-cell table:style-name="ce61"/>
          <table:table-cell table:number-columns-repeated="1017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2" calcext:value-type="float">
            <text:p>39092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3032845595" calcext:value-type="float">
            <text:p>1,38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2" calcext:value-type="float">
            <text:p>397272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3350047323" calcext:value-type="float">
            <text:p>1,42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0" calcext:value-type="float">
            <text:p>3840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88541666666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0" calcext:value-type="float">
            <text:p>37900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131926121372" calcext:value-type="float">
            <text:p>5,12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396" calcext:value-type="float">
            <text:p>300396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80633563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685540950455" calcext:value-type="float">
            <text:p>2,24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2" calcext:value-type="float">
            <text:p>37672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12539817371" calcext:value-type="float">
            <text:p>2,58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0" calcext:value-type="float">
            <text:p>397920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5699638118" calcext:value-type="float">
            <text:p>2,47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90192113245703" calcext:value-type="float">
            <text:p>2,90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60" calcext:value-type="float">
            <text:p>38360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631386861314" calcext:value-type="float">
            <text:p>2,79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4" calcext:value-type="float">
            <text:p>396204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6381157182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28" calcext:value-type="float">
            <text:p>3728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9592274678112" calcext:value-type="float">
            <text:p>0,84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88" calcext:value-type="float">
            <text:p>29188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43524736193" calcext:value-type="float">
            <text:p>1,09 </text:p>
          </table:table-cell>
          <table:table-cell>
            <draw:frame table:end-cell-address="Planilha1.P33" table:end-x="12.17mm" table:end-y="0.69mm" draw:z-index="1" draw:name="Gráfico 2" draw:style-name="gr1" svg:width="179.92mm" svg:height="97.7mm" svg:x="7.14mm" svg:y="0.9mm">
              <loext:p draw:notify-on-update-of-ranges="Planilha1.A2:Planilha1.A37 Planilha1.E1:Planilha1.E1 Planilha1.E2:Planilha1.E3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16" calcext:value-type="float">
            <text:p>392716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37226901883" calcext:value-type="float">
            <text:p>0,80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4" calcext:value-type="float">
            <text:p>3424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726635514019" calcext:value-type="float">
            <text:p>3,39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2" calcext:value-type="float">
            <text:p>37512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51780763489" calcext:value-type="float">
            <text:p>2,92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0" calcext:value-type="float">
            <text:p>352320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92268392371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0" calcext:value-type="float">
            <text:p>3880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0]/[.C20]-1" office:value-type="percentage" office:value="0.380562093700964" calcext:value-type="percentage">
            <text:p>38,06%</text:p>
          </table:table-cell>
          <table:table-cell table:style-name="ce58" table:formula="of:=([.D20]-[.C20])/[.B20]" office:value-type="float" office:value="7.00077319587629" calcext:value-type="float">
            <text:p>7,00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16" calcext:value-type="float">
            <text:p>38616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1]/[.C21]-1" office:value-type="percentage" office:value="0.371815377584828" calcext:value-type="percentage">
            <text:p>37,18%</text:p>
          </table:table-cell>
          <table:table-cell table:style-name="ce58" table:formula="of:=([.D21]-[.C21])/[.B21]" office:value-type="float" office:value="7.07939714108142" calcext:value-type="float">
            <text:p>7,08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08" calcext:value-type="float">
            <text:p>384308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2]/[.C22]-1" office:value-type="percentage" office:value="0.374613536281962" calcext:value-type="percentage">
            <text:p>37,46%</text:p>
          </table:table-cell>
          <table:table-cell table:style-name="ce58" table:formula="of:=([.D22]-[.C22])/[.B22]" office:value-type="float" office:value="7.10340404050918" calcext:value-type="float">
            <text:p>7,10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2" calcext:value-type="float">
            <text:p>3192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3]/[.C23]-1" office:value-type="percentage" office:value="0.164163715425651" calcext:value-type="percentage">
            <text:p>16,42%</text:p>
          </table:table-cell>
          <table:table-cell table:style-name="ce58" table:formula="of:=([.D23]-[.C23])/[.B23]" office:value-type="float" office:value="3.44172932330827" calcext:value-type="float">
            <text:p>3,44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4" calcext:value-type="float">
            <text:p>36144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4]/[.C24]-1" office:value-type="percentage" office:value="0.142390538743398" calcext:value-type="percentage">
            <text:p>14,24%</text:p>
          </table:table-cell>
          <table:table-cell table:style-name="ce58" table:formula="of:=([.D24]-[.C24])/[.B24]" office:value-type="float" office:value="3.0985779105799" calcext:value-type="float">
            <text:p>3,10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4" calcext:value-type="float">
            <text:p>335004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5]/[.C25]-1" office:value-type="percentage" office:value="0.11821903409809" calcext:value-type="percentage">
            <text:p>11,82%</text:p>
          </table:table-cell>
          <table:table-cell table:style-name="ce58" table:formula="of:=([.D25]-[.C25])/[.B25]" office:value-type="float" office:value="2.68052918771119" calcext:value-type="float">
            <text:p>2,68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4" calcext:value-type="float">
            <text:p>3384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6]/[.C26]-1" office:value-type="percentage" office:value="0.177248500554361" calcext:value-type="percentage">
            <text:p>17,72%</text:p>
          </table:table-cell>
          <table:table-cell table:style-name="ce58" table:formula="of:=([.D26]-[.C26])/[.B26]" office:value-type="float" office:value="3.92109929078014" calcext:value-type="float">
            <text:p>3,92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096" calcext:value-type="float">
            <text:p>35096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27]/[.C27]-1" office:value-type="percentage" office:value="0.164737437372508" calcext:value-type="percentage">
            <text:p>16,47%</text:p>
          </table:table-cell>
          <table:table-cell table:style-name="ce58" table:formula="of:=([.D27]-[.C27])/[.B27]" office:value-type="float" office:value="3.69782881240027" calcext:value-type="float">
            <text:p>3,70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4" calcext:value-type="float">
            <text:p>335864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28]/[.C28]-1" office:value-type="percentage" office:value="0.151290259254914" calcext:value-type="percentage">
            <text:p>15,13%</text:p>
          </table:table-cell>
          <table:table-cell table:style-name="ce58" table:formula="of:=([.D28]-[.C28])/[.B28]" office:value-type="float" office:value="3.46712955243789" calcext:value-type="float">
            <text:p>3,47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5_1k</text:p>
          </table:table-cell>
          <table:table-cell table:style-name="ce45" office:value-type="float" office:value="3452" calcext:value-type="float">
            <text:p>3452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29]/[.C29]-1" office:value-type="percentage" office:value="0.206357995768909" calcext:value-type="percentage">
            <text:p>20,64%</text:p>
          </table:table-cell>
          <table:table-cell table:style-name="ce58" table:formula="of:=([.D29]-[.C29])/[.B29]" office:value-type="float" office:value="4.21031286210892" calcext:value-type="float">
            <text:p>4,21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5_10k</text:p>
          </table:table-cell>
          <table:table-cell table:style-name="ce45" office:value-type="float" office:value="35328" calcext:value-type="float">
            <text:p>35328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0]/[.C30]-1" office:value-type="percentage" office:value="0.182331738961346" calcext:value-type="percentage">
            <text:p>18,23%</text:p>
          </table:table-cell>
          <table:table-cell table:style-name="ce58" table:formula="of:=([.D30]-[.C30])/[.B30]" office:value-type="float" office:value="3.86183763586957" calcext:value-type="float">
            <text:p>3,86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5_100k</text:p>
          </table:table-cell>
          <table:table-cell table:style-name="ce45" office:value-type="float" office:value="335184" calcext:value-type="float">
            <text:p>335184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1]/[.C31]-1" office:value-type="percentage" office:value="0.164550146940101" calcext:value-type="percentage">
            <text:p>16,46%</text:p>
          </table:table-cell>
          <table:table-cell table:style-name="ce58" table:formula="of:=([.D31]-[.C31])/[.B31]" office:value-type="float" office:value="3.55798307795121" calcext:value-type="float">
            <text:p>3,56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1_1k</text:p>
          </table:table-cell>
          <table:table-cell table:style-name="ce45" office:value-type="float" office:value="3892" calcext:value-type="float">
            <text:p>3892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2]/[.C32]-1" office:value-type="percentage" office:value="0.143342504381542" calcext:value-type="percentage">
            <text:p>14,33%</text:p>
          </table:table-cell>
          <table:table-cell table:style-name="ce58" table:formula="of:=([.D32]-[.C32])/[.B32]" office:value-type="float" office:value="3.76156217882837" calcext:value-type="float">
            <text:p>3,76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1_10k</text:p>
          </table:table-cell>
          <table:table-cell table:style-name="ce45" office:value-type="float" office:value="38068" calcext:value-type="float">
            <text:p>38068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3]/[.C33]-1" office:value-type="percentage" office:value="0.136910435099753" calcext:value-type="percentage">
            <text:p>13,69%</text:p>
          </table:table-cell>
          <table:table-cell table:style-name="ce58" table:formula="of:=([.D33]-[.C33])/[.B33]" office:value-type="float" office:value="3.56969107912157" calcext:value-type="float">
            <text:p>3,57 </text:p>
          </table:table-cell>
          <table:table-cell>
            <draw:frame table:end-cell-address="Planilha1.P48" table:end-x="11.58mm" table:end-y="4.3mm" draw:z-index="2" draw:name="Gráfico 4" draw:style-name="gr1" svg:width="178.96mm" svg:height="82.79mm" svg:x="7.51mm" svg:y="4.08mm">
              <loext:p draw:notify-on-update-of-ranges="Planilha1.A2:Planilha1.A37 Planilha1.F1:Planilha1.F1 Planilha1.F2:Planilha1.F3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 table:style-name="ce37" office:value-type="string" calcext:value-type="string">
            <text:p>ipc1_100k</text:p>
          </table:table-cell>
          <table:table-cell table:style-name="ce45" office:value-type="float" office:value="397296" calcext:value-type="float">
            <text:p>397296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4]/[.C34]-1" office:value-type="percentage" office:value="0.133726996952635" calcext:value-type="percentage">
            <text:p>13,37%</text:p>
          </table:table-cell>
          <table:table-cell table:style-name="ce58" table:formula="of:=([.D34]-[.C34])/[.B34]" office:value-type="float" office:value="3.50116286093995" calcext:value-type="float">
            <text:p>3,50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2_1k</text:p>
          </table:table-cell>
          <table:table-cell table:style-name="ce45" office:value-type="float" office:value="2780" calcext:value-type="float">
            <text:p>2780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5]/[.C35]-1" office:value-type="percentage" office:value="0.0898017310510744" calcext:value-type="percentage">
            <text:p>8,98%</text:p>
          </table:table-cell>
          <table:table-cell table:style-name="ce58" table:formula="of:=([.D35]-[.C35])/[.B35]" office:value-type="float" office:value="2.3363309352518" calcext:value-type="float">
            <text:p>2,34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2_10k</text:p>
          </table:table-cell>
          <table:table-cell table:style-name="ce45" office:value-type="float" office:value="39996" calcext:value-type="float">
            <text:p>39996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6]/[.C36]-1" office:value-type="percentage" office:value="0.0504621426176908" calcext:value-type="percentage">
            <text:p>5,05%</text:p>
          </table:table-cell>
          <table:table-cell table:style-name="ce58" table:formula="of:=([.D36]-[.C36])/[.B36]" office:value-type="float" office:value="1.31725672567257" calcext:value-type="float">
            <text:p>1,32 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ipc2_100k</text:p>
          </table:table-cell>
          <table:table-cell table:style-name="ce46" office:value-type="float" office:value="399996" calcext:value-type="float">
            <text:p>399996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37]/[.C37]-1" office:value-type="percentage" office:value="0.046959743670991" calcext:value-type="percentage">
            <text:p>4,70%</text:p>
          </table:table-cell>
          <table:table-cell table:style-name="ce59" table:formula="of:=([.D37]-[.C37])/[.B37]" office:value-type="float" office:value="1.23489734897349" calcext:value-type="float">
            <text:p>1,23 </text:p>
          </table:table-cell>
          <table:table-cell table:number-columns-repeated="1018"/>
        </table:table-row>
        <table:table-row table:style-name="ro3">
          <table:table-cell table:style-name="ce39" office:value-type="string" calcext:value-type="string">
            <text:p>Total</text:p>
          </table:table-cell>
          <table:table-cell table:style-name="ce47" table:formula="of:=SUM([.B2:.B37])" office:value-type="float" office:value="4910700" calcext:value-type="float">
            <text:p>4910700 </text:p>
          </table:table-cell>
          <table:table-cell table:style-name="ce51" table:formula="of:=SUM([.C2:.C37])" office:value-type="float" office:value="123518071" calcext:value-type="float">
            <text:p>123518071 </text:p>
          </table:table-cell>
          <table:table-cell table:style-name="ce51" table:formula="of:=SUM([.D2:.D37])" office:value-type="float" office:value="138319144" calcext:value-type="float">
            <text:p>138319144 </text:p>
          </table:table-cell>
          <table:table-cell table:style-name="ce56" table:formula="of:=[.D38]/[.C38]-1" office:value-type="percentage" office:value="0.119829211063375" calcext:value-type="percentage">
            <text:p>11,98%</text:p>
          </table:table-cell>
          <table:table-cell table:style-name="ce60" table:formula="of:=([.D38]-[.C38])/[.B38]" office:value-type="float" office:value="3.01404545176859" calcext:value-type="float">
            <text:p>3,01 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1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52" office:value-type="string" office:string-value="Qtde EB(bits)" calcext:value-type="string">
            <text:p>Qtde EB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1018"/>
        </table:table-row>
        <table:table-row table:style-name="ro3">
          <table:table-cell table:style-name="ce42" office:value-type="string" calcext:value-type="string">
            <text:p>acl</text:p>
          </table:table-cell>
          <table:table-cell table:style-name="ce44" table:formula="of:=SUM([.B2:.B16])" office:value-type="float" office:value="2085964" calcext:value-type="float">
            <text:p>2085964 </text:p>
          </table:table-cell>
          <table:table-cell table:style-name="ce44" table:formula="of:=SUM([.C2:.C16])" office:value-type="float" office:value="58197604" calcext:value-type="float">
            <text:p>58197604 </text:p>
          </table:table-cell>
          <table:table-cell table:style-name="ce44" table:formula="of:=SUM([.D2:.D16])" office:value-type="float" office:value="63161797" calcext:value-type="float">
            <text:p>63161797 </text:p>
          </table:table-cell>
          <table:table-cell table:style-name="ce53" table:formula="of:=[.D43]/[.C43]-1" office:value-type="percentage" office:value="0.0852989239900668" calcext:value-type="percentage">
            <text:p>8,53%</text:p>
          </table:table-cell>
          <table:table-cell table:style-name="ce57" table:formula="of:=([.D43]-[.C43])/[.B43]" office:value-type="float" office:value="2.37980760933554" calcext:value-type="float">
            <text:p>2,38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</text:p>
          </table:table-cell>
          <table:table-cell table:style-name="ce45" table:formula="of:=SUM([.B17:.B31])" office:value-type="float" office:value="1942708" calcext:value-type="float">
            <text:p>1942708 </text:p>
          </table:table-cell>
          <table:table-cell table:style-name="ce45" table:formula="of:=SUM([.C17:.C31])" office:value-type="float" office:value="42188961" calcext:value-type="float">
            <text:p>42188961 </text:p>
          </table:table-cell>
          <table:table-cell table:style-name="ce45" table:formula="of:=SUM([.D17:.D31])" office:value-type="float" office:value="49931178" calcext:value-type="float">
            <text:p>49931178 </text:p>
          </table:table-cell>
          <table:table-cell table:style-name="ce54" table:formula="of:=[.D44]/[.C44]-1" office:value-type="percentage" office:value="0.183512862523445" calcext:value-type="percentage">
            <text:p>18,35%</text:p>
          </table:table-cell>
          <table:table-cell table:style-name="ce58" table:formula="of:=([.D44]-[.C44])/[.B44]" office:value-type="float" office:value="3.98527056047538" calcext:value-type="float">
            <text:p>3,99 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ipc</text:p>
          </table:table-cell>
          <table:table-cell table:style-name="ce46" table:formula="of:=SUM([.B32:.B37])" office:value-type="float" office:value="882028" calcext:value-type="float">
            <text:p>882028 </text:p>
          </table:table-cell>
          <table:table-cell table:style-name="ce46" table:formula="of:=SUM([.C32:.C37])" office:value-type="float" office:value="23131506" calcext:value-type="float">
            <text:p>23131506 </text:p>
          </table:table-cell>
          <table:table-cell table:style-name="ce46" table:formula="of:=SUM([.D32:.D37])" office:value-type="float" office:value="25226169" calcext:value-type="float">
            <text:p>25226169 </text:p>
          </table:table-cell>
          <table:table-cell table:style-name="ce55" table:formula="of:=[.D45]/[.C45]-1" office:value-type="percentage" office:value="0.0905545449569951" calcext:value-type="percentage">
            <text:p>9,06%</text:p>
          </table:table-cell>
          <table:table-cell table:style-name="ce59" table:formula="of:=([.D45]-[.C45])/[.B45]" office:value-type="float" office:value="2.37482596924361" calcext:value-type="float">
            <text:p>2,37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Planilha1.M61" table:end-x="16.77mm" table:end-y="2.54mm" draw:z-index="3" draw:name="Gráfico 5" draw:style-name="gr1" svg:width="127mm" svg:height="76.36mm" svg:x="7.51mm" svg:y="3.97mm">
              <loext:p draw:notify-on-update-of-ranges="Planilha1.A43:Planilha1.A45 Planilha1.E43:Planilha1.E4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3" table:style-name="ta2">
        <table:table-column table:style-name="co7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7" table:number-columns-repeated="1019" table:default-cell-style-name="ce29"/>
        <table:table-row table:style-name="ro5">
          <table:table-cell table:style-name="ce1" office:value-type="string" calcext:value-type="string">
            <text:p>A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7" office:value-type="string" office:string-value="Qtde EB(bits)" calcext:value-type="string">
            <text:p>Qtde EB(bits) </text:p>
          </table:table-cell>
          <table:table-cell table:style-name="ce17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l1_1k</text:p>
          </table:table-cell>
          <table:table-cell table:style-name="ce11" office:value-type="float" office:value="3764" calcext:value-type="float">
            <text:p>3764 </text:p>
          </table:table-cell>
          <table:table-cell table:style-name="ce11" office:value-type="float" office:value="110162" calcext:value-type="float">
            <text:p>110162 </text:p>
          </table:table-cell>
          <table:table-cell table:style-name="ce11" office:value-type="float" office:value="117337" calcext:value-type="float">
            <text:p>117337 </text:p>
          </table:table-cell>
          <table:table-cell table:style-name="ce20" table:formula="of:=[.D2]/[.C2]-1" office:value-type="percentage" office:value="0.0651313520088597" calcext:value-type="percentage">
            <text:p>6,51%</text:p>
          </table:table-cell>
          <table:table-cell table:style-name="ce24" table:formula="of:=([.D2]-[.C2])/[.B2]" office:value-type="float" office:value="1.90621679064825" calcext:value-type="float">
            <text:p>1,9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1_10k</text:p>
          </table:table-cell>
          <table:table-cell table:style-name="ce12" office:value-type="float" office:value="39092" calcext:value-type="float">
            <text:p>39092 </text:p>
          </table:table-cell>
          <table:table-cell table:style-name="ce12" office:value-type="float" office:value="1154671" calcext:value-type="float">
            <text:p>1154671 </text:p>
          </table:table-cell>
          <table:table-cell table:style-name="ce12" office:value-type="float" office:value="1208708" calcext:value-type="float">
            <text:p>1208708 </text:p>
          </table:table-cell>
          <table:table-cell table:style-name="ce21" table:formula="of:=[.D3]/[.C3]-1" office:value-type="percentage" office:value="0.0467986118989738" calcext:value-type="percentage">
            <text:p>4,68%</text:p>
          </table:table-cell>
          <table:table-cell table:style-name="ce25" table:formula="of:=([.D3]-[.C3])/[.B3]" office:value-type="float" office:value="1.3823032845595" calcext:value-type="float">
            <text:p>1,3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1_100k</text:p>
          </table:table-cell>
          <table:table-cell table:style-name="ce12" office:value-type="float" office:value="397272" calcext:value-type="float">
            <text:p>397272 </text:p>
          </table:table-cell>
          <table:table-cell table:style-name="ce12" office:value-type="float" office:value="11776029" calcext:value-type="float">
            <text:p>11776029 </text:p>
          </table:table-cell>
          <table:table-cell table:style-name="ce12" office:value-type="float" office:value="12341996" calcext:value-type="float">
            <text:p>12341996 </text:p>
          </table:table-cell>
          <table:table-cell table:style-name="ce21" table:formula="of:=[.D4]/[.C4]-1" office:value-type="percentage" office:value="0.0480609380292796" calcext:value-type="percentage">
            <text:p>4,81%</text:p>
          </table:table-cell>
          <table:table-cell table:style-name="ce25" table:formula="of:=([.D4]-[.C4])/[.B4]" office:value-type="float" office:value="1.42463350047323" calcext:value-type="float">
            <text:p>1,4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k</text:p>
          </table:table-cell>
          <table:table-cell table:style-name="ce12" office:value-type="float" office:value="3840" calcext:value-type="float">
            <text:p>3840 </text:p>
          </table:table-cell>
          <table:table-cell table:style-name="ce12" office:value-type="float" office:value="92379" calcext:value-type="float">
            <text:p>92379 </text:p>
          </table:table-cell>
          <table:table-cell table:style-name="ce12" office:value-type="float" office:value="111997" calcext:value-type="float">
            <text:p>111997 </text:p>
          </table:table-cell>
          <table:table-cell table:style-name="ce21" table:formula="of:=[.D5]/[.C5]-1" office:value-type="percentage" office:value="0.212364281925546" calcext:value-type="percentage">
            <text:p>21,24%</text:p>
          </table:table-cell>
          <table:table-cell table:style-name="ce25" table:formula="of:=([.D5]-[.C5])/[.B5]" office:value-type="float" office:value="5.1088541666666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0k</text:p>
          </table:table-cell>
          <table:table-cell table:style-name="ce12" office:value-type="float" office:value="37900" calcext:value-type="float">
            <text:p>37900 </text:p>
          </table:table-cell>
          <table:table-cell table:style-name="ce12" office:value-type="float" office:value="925947" calcext:value-type="float">
            <text:p>925947 </text:p>
          </table:table-cell>
          <table:table-cell table:style-name="ce12" office:value-type="float" office:value="1120045" calcext:value-type="float">
            <text:p>1120045 </text:p>
          </table:table-cell>
          <table:table-cell table:style-name="ce21" table:formula="of:=[.D6]/[.C6]-1" office:value-type="percentage" office:value="0.209621069024469" calcext:value-type="percentage">
            <text:p>20,96%</text:p>
          </table:table-cell>
          <table:table-cell table:style-name="ce25" table:formula="of:=([.D6]-[.C6])/[.B6]" office:value-type="float" office:value="5.12131926121372" calcext:value-type="float">
            <text:p>5,1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00k</text:p>
          </table:table-cell>
          <table:table-cell table:style-name="ce12" office:value-type="float" office:value="300396" calcext:value-type="float">
            <text:p>300396 </text:p>
          </table:table-cell>
          <table:table-cell table:style-name="ce12" office:value-type="float" office:value="7518932" calcext:value-type="float">
            <text:p>7518932 </text:p>
          </table:table-cell>
          <table:table-cell table:style-name="ce12" office:value-type="float" office:value="9052628" calcext:value-type="float">
            <text:p>9052628 </text:p>
          </table:table-cell>
          <table:table-cell table:style-name="ce21" table:formula="of:=[.D7]/[.C7]-1" office:value-type="percentage" office:value="0.203977905372731" calcext:value-type="percentage">
            <text:p>20,40%</text:p>
          </table:table-cell>
          <table:table-cell table:style-name="ce25" table:formula="of:=([.D7]-[.C7])/[.B7]" office:value-type="float" office:value="5.105580633563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k</text:p>
          </table:table-cell>
          <table:table-cell table:style-name="ce12" office:value-type="float" office:value="3956" calcext:value-type="float">
            <text:p>3956 </text:p>
          </table:table-cell>
          <table:table-cell table:style-name="ce12" office:value-type="float" office:value="107634" calcext:value-type="float">
            <text:p>107634 </text:p>
          </table:table-cell>
          <table:table-cell table:style-name="ce12" office:value-type="float" office:value="116483" calcext:value-type="float">
            <text:p>116483 </text:p>
          </table:table-cell>
          <table:table-cell table:style-name="ce21" table:formula="of:=[.D8]/[.C8]-1" office:value-type="percentage" office:value="0.0822137986138209" calcext:value-type="percentage">
            <text:p>8,22%</text:p>
          </table:table-cell>
          <table:table-cell table:style-name="ce25" table:formula="of:=([.D8]-[.C8])/[.B8]" office:value-type="float" office:value="2.23685540950455" calcext:value-type="float">
            <text:p>2,24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0k</text:p>
          </table:table-cell>
          <table:table-cell table:style-name="ce12" office:value-type="float" office:value="37672" calcext:value-type="float">
            <text:p>37672 </text:p>
          </table:table-cell>
          <table:table-cell table:style-name="ce12" office:value-type="float" office:value="1017018" calcext:value-type="float">
            <text:p>1017018 </text:p>
          </table:table-cell>
          <table:table-cell table:style-name="ce12" office:value-type="float" office:value="1114259" calcext:value-type="float">
            <text:p>1114259 </text:p>
          </table:table-cell>
          <table:table-cell table:style-name="ce21" table:formula="of:=[.D9]/[.C9]-1" office:value-type="percentage" office:value="0.0956138436094542" calcext:value-type="percentage">
            <text:p>9,56%</text:p>
          </table:table-cell>
          <table:table-cell table:style-name="ce25" table:formula="of:=([.D9]-[.C9])/[.B9]" office:value-type="float" office:value="2.5812539817371" calcext:value-type="float">
            <text:p>2,5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00k</text:p>
          </table:table-cell>
          <table:table-cell table:style-name="ce12" office:value-type="float" office:value="397920" calcext:value-type="float">
            <text:p>397920 </text:p>
          </table:table-cell>
          <table:table-cell table:style-name="ce12" office:value-type="float" office:value="10742042" calcext:value-type="float">
            <text:p>10742042 </text:p>
          </table:table-cell>
          <table:table-cell table:style-name="ce12" office:value-type="float" office:value="11725325" calcext:value-type="float">
            <text:p>11725325 </text:p>
          </table:table-cell>
          <table:table-cell table:style-name="ce21" table:formula="of:=[.D10]/[.C10]-1" office:value-type="percentage" office:value="0.0915359481930902" calcext:value-type="percentage">
            <text:p>9,15%</text:p>
          </table:table-cell>
          <table:table-cell table:style-name="ce25" table:formula="of:=([.D10]-[.C10])/[.B10]" office:value-type="float" office:value="2.47105699638118" calcext:value-type="float">
            <text:p>2,47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k</text:p>
          </table:table-cell>
          <table:table-cell table:style-name="ce12" office:value-type="float" office:value="3956" calcext:value-type="float">
            <text:p>3956 </text:p>
          </table:table-cell>
          <table:table-cell table:style-name="ce12" office:value-type="float" office:value="102460" calcext:value-type="float">
            <text:p>102460 </text:p>
          </table:table-cell>
          <table:table-cell table:style-name="ce12" office:value-type="float" office:value="113940" calcext:value-type="float">
            <text:p>113940 </text:p>
          </table:table-cell>
          <table:table-cell table:style-name="ce21" table:formula="of:=[.D11]/[.C11]-1" office:value-type="percentage" office:value="0.112043724380246" calcext:value-type="percentage">
            <text:p>11,20%</text:p>
          </table:table-cell>
          <table:table-cell table:style-name="ce25" table:formula="of:=([.D11]-[.C11])/[.B11]" office:value-type="float" office:value="2.90192113245703" calcext:value-type="float">
            <text:p>2,9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0k</text:p>
          </table:table-cell>
          <table:table-cell table:style-name="ce12" office:value-type="float" office:value="38360" calcext:value-type="float">
            <text:p>38360 </text:p>
          </table:table-cell>
          <table:table-cell table:style-name="ce12" office:value-type="float" office:value="1029452" calcext:value-type="float">
            <text:p>1029452 </text:p>
          </table:table-cell>
          <table:table-cell table:style-name="ce12" office:value-type="float" office:value="1136335" calcext:value-type="float">
            <text:p>1136335 </text:p>
          </table:table-cell>
          <table:table-cell table:style-name="ce21" table:formula="of:=[.D12]/[.C12]-1" office:value-type="percentage" office:value="0.103825141920167" calcext:value-type="percentage">
            <text:p>10,38%</text:p>
          </table:table-cell>
          <table:table-cell table:style-name="ce25" table:formula="of:=([.D12]-[.C12])/[.B12]" office:value-type="float" office:value="2.78631386861314" calcext:value-type="float">
            <text:p>2,7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00k</text:p>
          </table:table-cell>
          <table:table-cell table:style-name="ce12" office:value-type="float" office:value="396204" calcext:value-type="float">
            <text:p>396204 </text:p>
          </table:table-cell>
          <table:table-cell table:style-name="ce12" office:value-type="float" office:value="10776680" calcext:value-type="float">
            <text:p>10776680 </text:p>
          </table:table-cell>
          <table:table-cell table:style-name="ce12" office:value-type="float" office:value="11810560" calcext:value-type="float">
            <text:p>11810560 </text:p>
          </table:table-cell>
          <table:table-cell table:style-name="ce21" table:formula="of:=[.D13]/[.C13]-1" office:value-type="percentage" office:value="0.0959367820144981" calcext:value-type="percentage">
            <text:p>9,59%</text:p>
          </table:table-cell>
          <table:table-cell table:style-name="ce25" table:formula="of:=([.D13]-[.C13])/[.B13]" office:value-type="float" office:value="2.60946381157182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k</text:p>
          </table:table-cell>
          <table:table-cell table:style-name="ce12" office:value-type="float" office:value="3728" calcext:value-type="float">
            <text:p>3728 </text:p>
          </table:table-cell>
          <table:table-cell table:style-name="ce12" office:value-type="float" office:value="103770" calcext:value-type="float">
            <text:p>103770 </text:p>
          </table:table-cell>
          <table:table-cell table:style-name="ce12" office:value-type="float" office:value="106900" calcext:value-type="float">
            <text:p>106900 </text:p>
          </table:table-cell>
          <table:table-cell table:style-name="ce21" table:formula="of:=[.D14]/[.C14]-1" office:value-type="percentage" office:value="0.0301628601715331" calcext:value-type="percentage">
            <text:p>3,02%</text:p>
          </table:table-cell>
          <table:table-cell table:style-name="ce25" table:formula="of:=([.D14]-[.C14])/[.B14]" office:value-type="float" office:value="0.839592274678112" calcext:value-type="float">
            <text:p>0,84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0k</text:p>
          </table:table-cell>
          <table:table-cell table:style-name="ce12" office:value-type="float" office:value="29188" calcext:value-type="float">
            <text:p>29188 </text:p>
          </table:table-cell>
          <table:table-cell table:style-name="ce12" office:value-type="float" office:value="878034" calcext:value-type="float">
            <text:p>878034 </text:p>
          </table:table-cell>
          <table:table-cell table:style-name="ce12" office:value-type="float" office:value="909920" calcext:value-type="float">
            <text:p>909920 </text:p>
          </table:table-cell>
          <table:table-cell table:style-name="ce21" table:formula="of:=[.D15]/[.C15]-1" office:value-type="percentage" office:value="0.0363152224173551" calcext:value-type="percentage">
            <text:p>3,63%</text:p>
          </table:table-cell>
          <table:table-cell table:style-name="ce25" table:formula="of:=([.D15]-[.C15])/[.B15]" office:value-type="float" office:value="1.09243524736193" calcext:value-type="float">
            <text:p>1,0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00k</text:p>
          </table:table-cell>
          <table:table-cell table:style-name="ce12" office:value-type="float" office:value="392716" calcext:value-type="float">
            <text:p>392716 </text:p>
          </table:table-cell>
          <table:table-cell table:style-name="ce12" office:value-type="float" office:value="11862394" calcext:value-type="float">
            <text:p>11862394 </text:p>
          </table:table-cell>
          <table:table-cell table:style-name="ce12" office:value-type="float" office:value="12175364" calcext:value-type="float">
            <text:p>12175364 </text:p>
          </table:table-cell>
          <table:table-cell table:style-name="ce21" table:formula="of:=[.D16]/[.C16]-1" office:value-type="percentage" office:value="0.0263833759020313" calcext:value-type="percentage">
            <text:p>2,64%</text:p>
          </table:table-cell>
          <table:table-cell table:style-name="ce25" table:formula="of:=([.D16]-[.C16])/[.B16]" office:value-type="float" office:value="0.796937226901883" calcext:value-type="float">
            <text:p>0,8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k</text:p>
          </table:table-cell>
          <table:table-cell table:style-name="ce12" office:value-type="float" office:value="3424" calcext:value-type="float">
            <text:p>3424 </text:p>
          </table:table-cell>
          <table:table-cell table:style-name="ce12" office:value-type="float" office:value="75279" calcext:value-type="float">
            <text:p>75279 </text:p>
          </table:table-cell>
          <table:table-cell table:style-name="ce12" office:value-type="float" office:value="86877" calcext:value-type="float">
            <text:p>86877 </text:p>
          </table:table-cell>
          <table:table-cell table:style-name="ce21" table:formula="of:=[.D17]/[.C17]-1" office:value-type="percentage" office:value="0.154066871238991" calcext:value-type="percentage">
            <text:p>15,41%</text:p>
          </table:table-cell>
          <table:table-cell table:style-name="ce25" table:formula="of:=([.D17]-[.C17])/[.B17]" office:value-type="float" office:value="3.38726635514019" calcext:value-type="float">
            <text:p>3,3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0k</text:p>
          </table:table-cell>
          <table:table-cell table:style-name="ce12" office:value-type="float" office:value="37512" calcext:value-type="float">
            <text:p>37512 </text:p>
          </table:table-cell>
          <table:table-cell table:style-name="ce12" office:value-type="float" office:value="843120" calcext:value-type="float">
            <text:p>843120 </text:p>
          </table:table-cell>
          <table:table-cell table:style-name="ce12" office:value-type="float" office:value="952787" calcext:value-type="float">
            <text:p>952787 </text:p>
          </table:table-cell>
          <table:table-cell table:style-name="ce21" table:formula="of:=[.D18]/[.C18]-1" office:value-type="percentage" office:value="0.130072824746181" calcext:value-type="percentage">
            <text:p>13,01%</text:p>
          </table:table-cell>
          <table:table-cell table:style-name="ce25" table:formula="of:=([.D18]-[.C18])/[.B18]" office:value-type="float" office:value="2.92351780763489" calcext:value-type="float">
            <text:p>2,9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00k</text:p>
          </table:table-cell>
          <table:table-cell table:style-name="ce12" office:value-type="float" office:value="352320" calcext:value-type="float">
            <text:p>352320 </text:p>
          </table:table-cell>
          <table:table-cell table:style-name="ce12" office:value-type="float" office:value="8101409" calcext:value-type="float">
            <text:p>8101409 </text:p>
          </table:table-cell>
          <table:table-cell table:style-name="ce12" office:value-type="float" office:value="9019880" calcext:value-type="float">
            <text:p>9019880 </text:p>
          </table:table-cell>
          <table:table-cell table:style-name="ce21" table:formula="of:=[.D19]/[.C19]-1" office:value-type="percentage" office:value="0.113371760393779" calcext:value-type="percentage">
            <text:p>11,34%</text:p>
          </table:table-cell>
          <table:table-cell table:style-name="ce25" table:formula="of:=([.D19]-[.C19])/[.B19]" office:value-type="float" office:value="2.60692268392371" calcext:value-type="float">
            <text:p>2,61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>
          <table:table-cell table:style-name="ce1" office:value-type="string" calcext:value-type="string">
            <text:p>A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7" office:value-type="string" office:string-value="Qtde EB(bits)" calcext:value-type="string">
            <text:p>Qtde EB(bits) </text:p>
          </table:table-cell>
          <table:table-cell table:style-name="ce17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k</text:p>
          </table:table-cell>
          <table:table-cell table:style-name="ce12" office:value-type="float" office:value="3880" calcext:value-type="float">
            <text:p>3880 </text:p>
          </table:table-cell>
          <table:table-cell table:style-name="ce12" office:value-type="float" office:value="71376" calcext:value-type="float">
            <text:p>71376 </text:p>
          </table:table-cell>
          <table:table-cell table:style-name="ce12" office:value-type="float" office:value="98539" calcext:value-type="float">
            <text:p>98539 </text:p>
          </table:table-cell>
          <table:table-cell table:style-name="ce21" table:formula="of:=[.D23]/[.C23]-1" office:value-type="percentage" office:value="0.380562093700964" calcext:value-type="percentage">
            <text:p>38,06%</text:p>
          </table:table-cell>
          <table:table-cell table:style-name="ce25" table:formula="of:=([.D23]-[.C23])/[.B23]" office:value-type="float" office:value="7.00077319587629" calcext:value-type="float">
            <text:p>7,0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0k</text:p>
          </table:table-cell>
          <table:table-cell table:style-name="ce12" office:value-type="float" office:value="38616" calcext:value-type="float">
            <text:p>38616 </text:p>
          </table:table-cell>
          <table:table-cell table:style-name="ce12" office:value-type="float" office:value="735252" calcext:value-type="float">
            <text:p>735252 </text:p>
          </table:table-cell>
          <table:table-cell table:style-name="ce12" office:value-type="float" office:value="1008630" calcext:value-type="float">
            <text:p>1008630 </text:p>
          </table:table-cell>
          <table:table-cell table:style-name="ce21" table:formula="of:=[.D24]/[.C24]-1" office:value-type="percentage" office:value="0.371815377584828" calcext:value-type="percentage">
            <text:p>37,18%</text:p>
          </table:table-cell>
          <table:table-cell table:style-name="ce25" table:formula="of:=([.D24]-[.C24])/[.B24]" office:value-type="float" office:value="7.07939714108142" calcext:value-type="float">
            <text:p>7,0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00k</text:p>
          </table:table-cell>
          <table:table-cell table:style-name="ce12" office:value-type="float" office:value="384308" calcext:value-type="float">
            <text:p>384308 </text:p>
          </table:table-cell>
          <table:table-cell table:style-name="ce12" office:value-type="float" office:value="7287230" calcext:value-type="float">
            <text:p>7287230 </text:p>
          </table:table-cell>
          <table:table-cell table:style-name="ce12" office:value-type="float" office:value="10017125" calcext:value-type="float">
            <text:p>10017125 </text:p>
          </table:table-cell>
          <table:table-cell table:style-name="ce21" table:formula="of:=[.D25]/[.C25]-1" office:value-type="percentage" office:value="0.374613536281962" calcext:value-type="percentage">
            <text:p>37,46%</text:p>
          </table:table-cell>
          <table:table-cell table:style-name="ce25" table:formula="of:=([.D25]-[.C25])/[.B25]" office:value-type="float" office:value="7.10340404050918" calcext:value-type="float">
            <text:p>7,1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k</text:p>
          </table:table-cell>
          <table:table-cell table:style-name="ce12" office:value-type="float" office:value="3192" calcext:value-type="float">
            <text:p>3192 </text:p>
          </table:table-cell>
          <table:table-cell table:style-name="ce12" office:value-type="float" office:value="66921" calcext:value-type="float">
            <text:p>66921 </text:p>
          </table:table-cell>
          <table:table-cell table:style-name="ce12" office:value-type="float" office:value="77907" calcext:value-type="float">
            <text:p>77907 </text:p>
          </table:table-cell>
          <table:table-cell table:style-name="ce21" table:formula="of:=[.D26]/[.C26]-1" office:value-type="percentage" office:value="0.164163715425651" calcext:value-type="percentage">
            <text:p>16,42%</text:p>
          </table:table-cell>
          <table:table-cell table:style-name="ce25" table:formula="of:=([.D26]-[.C26])/[.B26]" office:value-type="float" office:value="3.44172932330827" calcext:value-type="float">
            <text:p>3,44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0k</text:p>
          </table:table-cell>
          <table:table-cell table:style-name="ce12" office:value-type="float" office:value="36144" calcext:value-type="float">
            <text:p>36144 </text:p>
          </table:table-cell>
          <table:table-cell table:style-name="ce12" office:value-type="float" office:value="786534" calcext:value-type="float">
            <text:p>786534 </text:p>
          </table:table-cell>
          <table:table-cell table:style-name="ce12" office:value-type="float" office:value="898529" calcext:value-type="float">
            <text:p>898529 </text:p>
          </table:table-cell>
          <table:table-cell table:style-name="ce21" table:formula="of:=[.D27]/[.C27]-1" office:value-type="percentage" office:value="0.142390538743398" calcext:value-type="percentage">
            <text:p>14,24%</text:p>
          </table:table-cell>
          <table:table-cell table:style-name="ce25" table:formula="of:=([.D27]-[.C27])/[.B27]" office:value-type="float" office:value="3.0985779105799" calcext:value-type="float">
            <text:p>3,1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00k</text:p>
          </table:table-cell>
          <table:table-cell table:style-name="ce12" office:value-type="float" office:value="335004" calcext:value-type="float">
            <text:p>335004 </text:p>
          </table:table-cell>
          <table:table-cell table:style-name="ce12" office:value-type="float" office:value="7595968" calcext:value-type="float">
            <text:p>7595968 </text:p>
          </table:table-cell>
          <table:table-cell table:style-name="ce12" office:value-type="float" office:value="8493956" calcext:value-type="float">
            <text:p>8493956 </text:p>
          </table:table-cell>
          <table:table-cell table:style-name="ce21" table:formula="of:=[.D28]/[.C28]-1" office:value-type="percentage" office:value="0.11821903409809" calcext:value-type="percentage">
            <text:p>11,82%</text:p>
          </table:table-cell>
          <table:table-cell table:style-name="ce25" table:formula="of:=([.D28]-[.C28])/[.B28]" office:value-type="float" office:value="2.68052918771119" calcext:value-type="float">
            <text:p>2,68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k</text:p>
          </table:table-cell>
          <table:table-cell table:style-name="ce12" office:value-type="float" office:value="3384" calcext:value-type="float">
            <text:p>3384 </text:p>
          </table:table-cell>
          <table:table-cell table:style-name="ce12" office:value-type="float" office:value="74861" calcext:value-type="float">
            <text:p>74861 </text:p>
          </table:table-cell>
          <table:table-cell table:style-name="ce12" office:value-type="float" office:value="88130" calcext:value-type="float">
            <text:p>88130 </text:p>
          </table:table-cell>
          <table:table-cell table:style-name="ce21" table:formula="of:=[.D29]/[.C29]-1" office:value-type="percentage" office:value="0.177248500554361" calcext:value-type="percentage">
            <text:p>17,72%</text:p>
          </table:table-cell>
          <table:table-cell table:style-name="ce25" table:formula="of:=([.D29]-[.C29])/[.B29]" office:value-type="float" office:value="3.92109929078014" calcext:value-type="float">
            <text:p>3,92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0k</text:p>
          </table:table-cell>
          <table:table-cell table:style-name="ce12" office:value-type="float" office:value="35096" calcext:value-type="float">
            <text:p>35096 </text:p>
          </table:table-cell>
          <table:table-cell table:style-name="ce12" office:value-type="float" office:value="787793" calcext:value-type="float">
            <text:p>787793 </text:p>
          </table:table-cell>
          <table:table-cell table:style-name="ce12" office:value-type="float" office:value="917572" calcext:value-type="float">
            <text:p>917572 </text:p>
          </table:table-cell>
          <table:table-cell table:style-name="ce21" table:formula="of:=[.D30]/[.C30]-1" office:value-type="percentage" office:value="0.164737437372508" calcext:value-type="percentage">
            <text:p>16,47%</text:p>
          </table:table-cell>
          <table:table-cell table:style-name="ce25" table:formula="of:=([.D30]-[.C30])/[.B30]" office:value-type="float" office:value="3.69782881240027" calcext:value-type="float">
            <text:p>3,7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00k</text:p>
          </table:table-cell>
          <table:table-cell table:style-name="ce12" office:value-type="float" office:value="335864" calcext:value-type="float">
            <text:p>335864 </text:p>
          </table:table-cell>
          <table:table-cell table:style-name="ce12" office:value-type="float" office:value="7697019" calcext:value-type="float">
            <text:p>7697019 </text:p>
          </table:table-cell>
          <table:table-cell table:style-name="ce12" office:value-type="float" office:value="8861503" calcext:value-type="float">
            <text:p>8861503 </text:p>
          </table:table-cell>
          <table:table-cell table:style-name="ce21" table:formula="of:=[.D31]/[.C31]-1" office:value-type="percentage" office:value="0.151290259254914" calcext:value-type="percentage">
            <text:p>15,13%</text:p>
          </table:table-cell>
          <table:table-cell table:style-name="ce25" table:formula="of:=([.D31]-[.C31])/[.B31]" office:value-type="float" office:value="3.46712955243789" calcext:value-type="float">
            <text:p>3,47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k</text:p>
          </table:table-cell>
          <table:table-cell table:style-name="ce12" office:value-type="float" office:value="3452" calcext:value-type="float">
            <text:p>3452 </text:p>
          </table:table-cell>
          <table:table-cell table:style-name="ce12" office:value-type="float" office:value="70431" calcext:value-type="float">
            <text:p>70431 </text:p>
          </table:table-cell>
          <table:table-cell table:style-name="ce12" office:value-type="float" office:value="84965" calcext:value-type="float">
            <text:p>84965 </text:p>
          </table:table-cell>
          <table:table-cell table:style-name="ce21" table:formula="of:=[.D32]/[.C32]-1" office:value-type="percentage" office:value="0.206357995768909" calcext:value-type="percentage">
            <text:p>20,64%</text:p>
          </table:table-cell>
          <table:table-cell table:style-name="ce25" table:formula="of:=([.D32]-[.C32])/[.B32]" office:value-type="float" office:value="4.21031286210892" calcext:value-type="float">
            <text:p>4,21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0k</text:p>
          </table:table-cell>
          <table:table-cell table:style-name="ce12" office:value-type="float" office:value="35328" calcext:value-type="float">
            <text:p>35328 </text:p>
          </table:table-cell>
          <table:table-cell table:style-name="ce12" office:value-type="float" office:value="748257" calcext:value-type="float">
            <text:p>748257 </text:p>
          </table:table-cell>
          <table:table-cell table:style-name="ce12" office:value-type="float" office:value="884688" calcext:value-type="float">
            <text:p>884688 </text:p>
          </table:table-cell>
          <table:table-cell table:style-name="ce21" table:formula="of:=[.D33]/[.C33]-1" office:value-type="percentage" office:value="0.182331738961346" calcext:value-type="percentage">
            <text:p>18,23%</text:p>
          </table:table-cell>
          <table:table-cell table:style-name="ce25" table:formula="of:=([.D33]-[.C33])/[.B33]" office:value-type="float" office:value="3.86183763586957" calcext:value-type="float">
            <text:p>3,8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00k</text:p>
          </table:table-cell>
          <table:table-cell table:style-name="ce12" office:value-type="float" office:value="335184" calcext:value-type="float">
            <text:p>335184 </text:p>
          </table:table-cell>
          <table:table-cell table:style-name="ce12" office:value-type="float" office:value="7247511" calcext:value-type="float">
            <text:p>7247511 </text:p>
          </table:table-cell>
          <table:table-cell table:style-name="ce12" office:value-type="float" office:value="8440090" calcext:value-type="float">
            <text:p>8440090 </text:p>
          </table:table-cell>
          <table:table-cell table:style-name="ce21" table:formula="of:=[.D34]/[.C34]-1" office:value-type="percentage" office:value="0.164550146940101" calcext:value-type="percentage">
            <text:p>16,46%</text:p>
          </table:table-cell>
          <table:table-cell table:style-name="ce25" table:formula="of:=([.D34]-[.C34])/[.B34]" office:value-type="float" office:value="3.55798307795121" calcext:value-type="float">
            <text:p>3,5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k</text:p>
          </table:table-cell>
          <table:table-cell table:style-name="ce12" office:value-type="float" office:value="3892" calcext:value-type="float">
            <text:p>3892 </text:p>
          </table:table-cell>
          <table:table-cell table:style-name="ce12" office:value-type="float" office:value="102133" calcext:value-type="float">
            <text:p>102133 </text:p>
          </table:table-cell>
          <table:table-cell table:style-name="ce12" office:value-type="float" office:value="116773" calcext:value-type="float">
            <text:p>116773 </text:p>
          </table:table-cell>
          <table:table-cell table:style-name="ce21" table:formula="of:=[.D35]/[.C35]-1" office:value-type="percentage" office:value="0.143342504381542" calcext:value-type="percentage">
            <text:p>14,33%</text:p>
          </table:table-cell>
          <table:table-cell table:style-name="ce25" table:formula="of:=([.D35]-[.C35])/[.B35]" office:value-type="float" office:value="3.76156217882837" calcext:value-type="float">
            <text:p>3,7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0k</text:p>
          </table:table-cell>
          <table:table-cell table:style-name="ce12" office:value-type="float" office:value="38068" calcext:value-type="float">
            <text:p>38068 </text:p>
          </table:table-cell>
          <table:table-cell table:style-name="ce12" office:value-type="float" office:value="992554" calcext:value-type="float">
            <text:p>992554 </text:p>
          </table:table-cell>
          <table:table-cell table:style-name="ce12" office:value-type="float" office:value="1128445" calcext:value-type="float">
            <text:p>1128445 </text:p>
          </table:table-cell>
          <table:table-cell table:style-name="ce21" table:formula="of:=[.D36]/[.C36]-1" office:value-type="percentage" office:value="0.136910435099753" calcext:value-type="percentage">
            <text:p>13,69%</text:p>
          </table:table-cell>
          <table:table-cell table:style-name="ce25" table:formula="of:=([.D36]-[.C36])/[.B36]" office:value-type="float" office:value="3.56969107912157" calcext:value-type="float">
            <text:p>3,57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00k</text:p>
          </table:table-cell>
          <table:table-cell table:style-name="ce12" office:value-type="float" office:value="397296" calcext:value-type="float">
            <text:p>397296 </text:p>
          </table:table-cell>
          <table:table-cell table:style-name="ce12" office:value-type="float" office:value="10401774" calcext:value-type="float">
            <text:p>10401774 </text:p>
          </table:table-cell>
          <table:table-cell table:style-name="ce12" office:value-type="float" office:value="11792772" calcext:value-type="float">
            <text:p>11792772 </text:p>
          </table:table-cell>
          <table:table-cell table:style-name="ce21" table:formula="of:=[.D37]/[.C37]-1" office:value-type="percentage" office:value="0.133726996952635" calcext:value-type="percentage">
            <text:p>13,37%</text:p>
          </table:table-cell>
          <table:table-cell table:style-name="ce25" table:formula="of:=([.D37]-[.C37])/[.B37]" office:value-type="float" office:value="3.50116286093995" calcext:value-type="float">
            <text:p>3,5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2_1k</text:p>
          </table:table-cell>
          <table:table-cell table:style-name="ce12" office:value-type="float" office:value="2780" calcext:value-type="float">
            <text:p>2780 </text:p>
          </table:table-cell>
          <table:table-cell table:style-name="ce12" office:value-type="float" office:value="72326" calcext:value-type="float">
            <text:p>72326 </text:p>
          </table:table-cell>
          <table:table-cell table:style-name="ce12" office:value-type="float" office:value="78821" calcext:value-type="float">
            <text:p>78821 </text:p>
          </table:table-cell>
          <table:table-cell table:style-name="ce21" table:formula="of:=[.D38]/[.C38]-1" office:value-type="percentage" office:value="0.0898017310510744" calcext:value-type="percentage">
            <text:p>8,98%</text:p>
          </table:table-cell>
          <table:table-cell table:style-name="ce25" table:formula="of:=([.D38]-[.C38])/[.B38]" office:value-type="float" office:value="2.3363309352518" calcext:value-type="float">
            <text:p>2,34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2_10k</text:p>
          </table:table-cell>
          <table:table-cell table:style-name="ce12" office:value-type="float" office:value="39996" calcext:value-type="float">
            <text:p>39996 </text:p>
          </table:table-cell>
          <table:table-cell table:style-name="ce12" office:value-type="float" office:value="1044050" calcext:value-type="float">
            <text:p>1044050 </text:p>
          </table:table-cell>
          <table:table-cell table:style-name="ce12" office:value-type="float" office:value="1096735" calcext:value-type="float">
            <text:p>1096735 </text:p>
          </table:table-cell>
          <table:table-cell table:style-name="ce21" table:formula="of:=[.D39]/[.C39]-1" office:value-type="percentage" office:value="0.0504621426176908" calcext:value-type="percentage">
            <text:p>5,05%</text:p>
          </table:table-cell>
          <table:table-cell table:style-name="ce25" table:formula="of:=([.D39]-[.C39])/[.B39]" office:value-type="float" office:value="1.31725672567257" calcext:value-type="float">
            <text:p>1,32 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ipc2_100k</text:p>
          </table:table-cell>
          <table:table-cell table:style-name="ce13" office:value-type="float" office:value="399996" calcext:value-type="float">
            <text:p>399996 </text:p>
          </table:table-cell>
          <table:table-cell table:style-name="ce13" office:value-type="float" office:value="10518669" calcext:value-type="float">
            <text:p>10518669 </text:p>
          </table:table-cell>
          <table:table-cell table:style-name="ce13" office:value-type="float" office:value="11012623" calcext:value-type="float">
            <text:p>11012623 </text:p>
          </table:table-cell>
          <table:table-cell table:style-name="ce22" table:formula="of:=[.D40]/[.C40]-1" office:value-type="percentage" office:value="0.046959743670991" calcext:value-type="percentage">
            <text:p>4,70%</text:p>
          </table:table-cell>
          <table:table-cell table:style-name="ce26" table:formula="of:=([.D40]-[.C40])/[.B40]" office:value-type="float" office:value="1.23489734897349" calcext:value-type="float">
            <text:p>1,23 </text:p>
          </table:table-cell>
          <table:table-cell table:number-columns-repeated="1018"/>
        </table:table-row>
        <table:table-row table:style-name="ro7">
          <table:table-cell table:style-name="ce6" office:value-type="string" calcext:value-type="string">
            <text:p>Total</text:p>
          </table:table-cell>
          <table:table-cell table:style-name="ce14" table:formula="of:=SUM([.B5:.B40])" office:value-type="float" office:value="4470572" calcext:value-type="float">
            <text:p>4470572 </text:p>
          </table:table-cell>
          <table:table-cell table:style-name="ce18" table:formula="of:=SUM([.C5:.C40])" office:value-type="float" office:value="110477209" calcext:value-type="float">
            <text:p>110477209 </text:p>
          </table:table-cell>
          <table:table-cell table:style-name="ce18" table:formula="of:=SUM([.D5:.D40])" office:value-type="float" office:value="124651103" calcext:value-type="float">
            <text:p>124651103 </text:p>
          </table:table-cell>
          <table:table-cell table:style-name="ce23" table:formula="of:=[.D41]/[.C41]-1" office:value-type="percentage" office:value="0.128296995627397" calcext:value-type="percentage">
            <text:p>12,83%</text:p>
          </table:table-cell>
          <table:table-cell table:style-name="ce27" table:formula="of:=([.D41]-[.C41])/[.B41]" office:value-type="float" office:value="3.17048780335044" calcext:value-type="float">
            <text:p>3,17 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m x bytes" table:style-name="ta6">
        <table:table-column table:style-name="co17" table:default-cell-style-name="ce62"/>
        <table:table-column table:style-name="co18" table:default-cell-style-name="ce62"/>
        <table:table-column table:style-name="co7" table:default-cell-style-name="ce62"/>
        <table:table-column table:style-name="co19" table:default-cell-style-name="ce62"/>
        <table:table-column table:style-name="co7" table:number-columns-repeated="4" table:default-cell-style-name="ce62"/>
        <table:table-column table:style-name="co20" table:default-cell-style-name="ce62"/>
        <table:table-column table:style-name="co7" table:number-columns-repeated="1015" table:default-cell-style-name="ce62"/>
        <table:table-row table:style-name="ro12">
          <table:table-cell table:style-name="ce63" office:value-type="string" office:string-value="Classbench" calcext:value-type="string">
            <text:p>Classbench </text:p>
          </table:table-cell>
          <table:table-cell table:style-name="ce63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bs*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/>
          <table:table-cell table:style-name="Default"/>
          <table:table-cell table:number-columns-repeated="1014"/>
        </table:table-row>
        <table:table-row table:style-name="ro12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1016"/>
        </table:table-row>
        <table:table-row table:style-name="ro12">
          <table:table-cell table:number-columns-repeated="4"/>
          <table:table-cell table:style-name="ce64"/>
          <table:table-cell table:number-columns-repeated="1019"/>
        </table:table-row>
        <table:table-row table:style-name="ro12" table:number-rows-repeated="104856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Octetos para IPv4" table:style-name="ta4">
        <table:table-column table:style-name="co14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 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 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Porcentagem" style:family="table-cell" style:parent-style-name="Default" style:data-style-name="N10"/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Vírgula" style:family="table-cell" style:parent-style-name="Default" style:data-style-name="N111"/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4">00/00/0000</text:date>, <text:time style:data-style-name="N2" text:time-value="20:44:33.368263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0-06-26T19:00:29Z</meta:creation-date>
    <dc:date>2020-07-04T20:49:14.104033514</dc:date>
    <meta:editing-cycles>7</meta:editing-cycles>
    <meta:editing-duration>PT23M33S</meta:editing-duration>
    <meta:document-statistic meta:table-count="4" meta:cell-count="5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 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19cm" svg:height="7.599cm" xlink:href=".." xlink:type="simple" chart:class="chart:bar" chart:style-name="ch1">
        <chart:title svg:x="-0.277cm" svg:y="0.287cm" chart:style-name="ch2">
          <text:p>Comparativo da quantidade de bits EB X Normal por aquivo</text:p>
        </chart:title>
        <chart:legend chart:legend-position="bottom" svg:x="5.965cm" svg:y="6.843cm" style:legend-expansion="wide" chart:style-name="ch3"/>
        <chart:plot-area chart:style-name="ch4" table:cell-range-address="Planilha1.A2:Planilha1.A37 Planilha1.C1:Planilha1.D37" chart:data-source-has-labels="both" svg:x="0.362cm" svg:y="1.437cm" svg:width="17.395cm" svg:height="5.255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344cm" svg:y="1.437cm" svg:width="15.297cm" svg:height="3.5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EB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2cm" svg:height="9.768cm" xlink:href=".." xlink:type="simple" chart:class="chart:bar" chart:style-name="ch1">
        <chart:title svg:x="1.498cm" svg:y="0.33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404cm" svg:width="17.274cm" svg:height="8.169cm">
          <chartooo:coordinate-region svg:x="1.704cm" svg:y="1.404cm" svg:width="15.929cm" svg:height="6.292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 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6cm" svg:height="8.281cm" xlink:href=".." xlink:type="simple" chart:class="chart:bar" chart:style-name="ch1">
        <chart:title svg:x="2.39cm" svg:y="0.3cm" chart:style-name="ch2">
          <text:p>Média de bits economizado por endereço e arquivo</text:p>
        </chart:title>
        <chart:plot-area chart:style-name="ch3" table:cell-range-address="Planilha1.A2:Planilha1.A37 Planilha1.F1:Planilha1.F37" chart:data-source-has-labels="both" svg:x="0.357cm" svg:y="1.344cm" svg:width="17.182cm" svg:height="6.772cm">
          <chartooo:coordinate-region svg:x="1.305cm" svg:y="1.344cm" svg:width="16.234cm" svg:height="4.89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621679064825">
                <text:p>1.90621679064825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3032845595">
                <text:p>1.3823032845595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3350047323">
                <text:p>1.42463350047323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885416666667">
                <text:p>5.1088541666666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131926121372">
                <text:p>5.12131926121372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806335637">
                <text:p>5.105580633563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685540950455">
                <text:p>2.23685540950455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12539817371">
                <text:p>2.5812539817371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5699638118">
                <text:p>2.4710569963811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90192113245703">
                <text:p>2.90192113245703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631386861314">
                <text:p>2.78631386861314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6381157182">
                <text:p>2.60946381157182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9592274678112">
                <text:p>0.839592274678112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43524736193">
                <text:p>1.09243524736193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37226901883">
                <text:p>0.79693722690188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726635514019">
                <text:p>3.38726635514019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51780763489">
                <text:p>2.92351780763489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92268392371">
                <text:p>2.60692268392371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.00077319587629">
                <text:p>7.0007731958762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939714108142">
                <text:p>7.07939714108142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40404050918">
                <text:p>7.10340404050918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4172932330827">
                <text:p>3.4417293233082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5779105799">
                <text:p>3.098577910579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52918771119">
                <text:p>2.6805291877111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2109929078014">
                <text:p>3.92109929078014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82881240027">
                <text:p>3.69782881240027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12955243789">
                <text:p>3.4671295524378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1031286210892">
                <text:p>4.2103128621089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83763586957">
                <text:p>3.86183763586957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8307795121">
                <text:p>3.5579830779512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6156217882837">
                <text:p>3.76156217882837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69107912157">
                <text:p>3.56969107912157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6286093995">
                <text:p>3.5011628609399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63309352518">
                <text:p>2.3363309352518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25672567257">
                <text:p>1.31725672567257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9734897349">
                <text:p>1.23489734897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36cm" xlink:href=".." xlink:type="simple" chart:class="chart:bar" chart:style-name="ch1">
        <chart:title svg:x="-2.973cm" svg:y="0.287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54cm" svg:y="1.318cm" svg:width="12.192cm" svg:height="6.166cm">
          <chartooo:coordinate-region svg:x="1.599cm" svg:y="1.504cm" svg:width="10.847cm" svg:height="5.36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